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eague Gothic" svg:font-family="'League Gothic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eague Gothic" fo:font-size="72pt" officeooo:rsid="0023772a" officeooo:paragraph-rsid="0023772a" style:font-size-asian="72pt" style:font-size-complex="72pt"/>
    </style:style>
    <style:style style:name="P2" style:family="paragraph" style:parent-style-name="Standard">
      <style:paragraph-properties fo:text-align="start" style:justify-single-word="false"/>
      <style:text-properties style:font-name="League Gothic" fo:font-size="12pt" officeooo:rsid="0023772a" officeooo:paragraph-rsid="0023772a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eague Gothic" fo:font-size="22pt" officeooo:rsid="0023772a" officeooo:paragraph-rsid="0023772a" style:font-size-asian="19.25pt" style:font-size-complex="22pt"/>
    </style:style>
    <style:style style:name="P4" style:family="paragraph" style:parent-style-name="Standard">
      <style:paragraph-properties fo:text-align="start" style:justify-single-word="false"/>
      <style:text-properties style:font-name="League Gothic" fo:font-size="60pt" officeooo:rsid="0023772a" officeooo:paragraph-rsid="0023772a" style:font-size-asian="60pt" style:font-size-complex="60pt"/>
    </style:style>
    <style:style style:name="P5" style:family="paragraph" style:parent-style-name="Standard">
      <style:paragraph-properties fo:text-align="start" style:justify-single-word="false"/>
      <style:text-properties style:font-name="League Gothic" fo:font-size="90pt" officeooo:rsid="0023772a" officeooo:paragraph-rsid="0023772a" style:font-size-asian="90pt" style:font-size-complex="90pt"/>
    </style:style>
    <style:style style:name="T1" style:family="text">
      <style:text-properties fo:color="#ffffff" fo:background-color="#000000" loext:char-shading-value="0"/>
    </style:style>
    <style:style style:name="T2" style:family="text">
      <style:text-properties fo:color="#ffffff" officeooo:rsid="001b1a37" fo:background-color="#000000" loext:char-shading-value="0"/>
    </style:style>
    <style:style style:name="T3" style:family="text">
      <style:text-properties fo:color="#ffffff" fo:font-size="60pt" fo:background-color="#000000" loext:char-shading-value="0" style:font-size-asian="60pt" style:font-size-complex="60pt"/>
    </style:style>
    <style:style style:name="T4" style:family="text">
      <style:text-properties fo:color="#ffffff" fo:font-size="60pt" officeooo:rsid="00255829" fo:background-color="#000000" loext:char-shading-value="0" style:font-size-asian="60pt" style:font-size-complex="6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<text:s/>E</text:span><text:span text:style-name="T1">SP8266 &amp; Arduino </text:span></text:p>
      <text:p text:style-name="P3"><text:span text:style-name="T1"/></text:p>
      <text:p text:style-name="P3"><text:span text:style-name="T1"/></text:p>
      <text:p text:style-name="P1"><text:span text:style-name="T3"><text:s/>LCD Shield</text:span><text:span text:style-name="T4">s</text:span><text:span text:style-name="T3"> </text:span></text:p>
      <text:p text:style-name="P3"><text:span text:style-name="T1"/></text:p>
      <text:p text:style-name="P3"><text:span text:style-name="T1"/></text:p>
      <text:p text:style-name="P5"><text:span text:style-name="T1"><text:s/>T-Shirts ($15) </text:span></text:p>
      <text:p text:style-name="P3"><text:span text:style-name="T1"/></text:p>
      <text:p text:style-name="P3"><text:span text:style-name="T1"/></text:p>
      <text:p text:style-name="P4"><text:span text:style-name="T1"><text:s/>Misc. Electronics </text:span></text:p>
      <text:p text:style-name="P3"><text:span text:style-name="T1"/></text:p>
      <text:p text:style-name="P3"><text:span text:style-name="T1"/></text:p>
      <text:p text:style-name="P4"><text:span text:style-name="T1"><text:s/>ESP32 </text:span></text:p>
      <text:p text:style-name="P3"><text:span text:style-name="T1"/></text:p>
      <text:p text:style-name="P3"><text:span text:style-name="T1"/></text:p>
      <text:p text:style-name="P5"><text:span text:style-name="T1">Biscuits (FREE!)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eague Gothic" svg:font-family="'League Gothic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5T13:20:31.467973954</meta:creation-date>
    <dc:date>2017-07-15T14:08:10.604083527</dc:date>
    <meta:editing-duration>PT34M7S</meta:editing-duration>
    <meta:editing-cycles>12</meta:editing-cycles>
    <meta:generator>LibreOffice/5.1.6.2$Linux_X86_64 LibreOffice_project/10m0$Build-2</meta:generator>
    <meta:print-date>2017-07-15T14:07:35.505150304</meta:print-date>
    <meta:document-statistic meta:table-count="0" meta:image-count="0" meta:object-count="0" meta:page-count="1" meta:paragraph-count="6" meta:word-count="12" meta:character-count="90" meta:non-whitespace-character-count="74"/>
  </office:meta>
</office:document-meta>
</file>